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3E8E68E263C0E08F3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11th LSSC - Sozopol - Bulgaria</presentation:footer-decl>
      <presentation:date-time-decl presentation:name="dtd1" presentation:source="fixed">5-9 Jun 2017</presentation:date-time-decl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Iliyan Zankinski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Hybrid Approach Based on Combination of Backpropagation and Evolutionary Algorithms for Artificial Neural Networks Training by Using Mobile Devices in Distributed Computing Environ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genda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.229cm" fo:min-width="28cm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solid" draw:fill-color="#2c3e50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idnightblue" style:page-layout-name="PM1" draw:style-name="Mdp1">
      <office:forms form:automatic-focus="false" form:apply-design-mode="false"/>
      <draw:frame draw:style-name="Mgr3" draw:text-style-name="MP5" draw:layer="backgroundobjects" svg:width="27.991cm" svg:height="15.596cm" svg:x="0cm" svg:y="4.496cm">
        <draw:image xlink:href="Pictures/10000201000007D0000003E8E68E263C0E08F352.png" xlink:type="simple" xlink:show="embed" xlink:actuate="onLoad">
          <text:p/>
        </draw:image>
      </draw:frame>
      <draw:custom-shape presentation:style-name="Mpr1" draw:text-style-name="MP6" draw:layer="backgroundobjects" svg:width="28cm" svg:height="1.229cm" svg:x="0cm" svg:y="19.812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8" draw:layer="backgroundobjects" svg:width="8cm" svg:height="1cm" svg:x="1cm" svg:y="20cm" presentation:class="date-time">
        <draw:text-box>
          <text:p text:style-name="MP7"><text:span text:style-name="MT1"><presentation:date-time/></text:span></text:p>
        </draw:text-box>
      </draw:frame>
      <draw:frame presentation:style-name="Mpr3" draw:text-style-name="MP8" draw:layer="backgroundobjects" svg:width="14.884cm" svg:height="1cm" svg:x="9.5cm" svg:y="20cm" presentation:class="footer">
        <draw:text-box>
          <text:p text:style-name="MP5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5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18:35:34.191021863</meta:creation-date>
    <dc:date>2017-05-19T19:00:32.185981546</dc:date>
    <meta:editing-duration>PT24M55S</meta:editing-duration>
    <meta:editing-cycles>7</meta:editing-cycles>
    <meta:generator>LibreOffice/5.1.6.2$Linux_X86_64 LibreOffice_project/10m0$Build-2</meta:generator>
    <meta:document-statistic meta:object-count="33"/>
  </office:meta>
</office:document-meta>
</file>